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vider">
      <style:text-properties style:font-name="Microsoft JhengHei"/>
    </style:style>
    <style:style style:name="P2" style:family="paragraph" style:parent-style-name="Normal">
      <style:text-properties style:font-name="Microsoft JhengHei"/>
    </style:style>
    <style:style style:name="P3" style:family="paragraph" style:parent-style-name="Bullet">
      <style:text-properties style:font-name="Microsoft JhengHei"/>
    </style:style>
    <style:style style:name="P4" style:family="paragraph" style:parent-style-name="Standard">
      <style:text-properties style:font-name="Microsoft JhengHei"/>
    </style:style>
    <style:style style:name="P5" style:family="paragraph" style:parent-style-name="Title">
      <style:text-properties style:font-name="Microsoft JhengHei"/>
    </style:style>
    <style:style style:name="P6" style:family="paragraph" style:parent-style-name="Heading">
      <style:text-properties style:font-name="Microsoft JhengHei"/>
    </style:style>
    <style:style style:name="P7" style:family="paragraph" style:parent-style-name="Box">
      <style:text-properties style:font-name="Microsoft JhengHei"/>
    </style:style>
    <style:style style:name="T1" style:family="text">
      <style:text-properties style:font-name="Microsoft JhengHe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bject: Christmas Gift Request - New Laptop</text:p>
      <text:p text:style-name="P4"/>
      <text:p text:style-name="P2">Hi Trace and Marc,</text:p>
      <text:p text:style-name="P4"/>
      <text:p text:style-name="P2">I hope you're both doing well, and that Marc's knee works better, now. </text:p>
      <text:p text:style-name="P2"/>
      <text:p text:style-name="P2">As I mentioned, I am hoping that this year, instead of regular gifts, you guys would be willing help with something practical that I need — a new laptop for the development work I've been doing.</text:p>
      <text:p text:style-name="P4"/>
      <text:p text:style-name="P2">My current setup is broken. The memory has gone bad, and it is soldered to the board (an microscopic), so fixing it is not possible without spending a lot more than it is worth. Besides crashing four to six times a day, my cute little ASUS Vivobook is struggling with the programming projects I'm working on, and I could really use an upgrade. </text:p>
      <text:p text:style-name="P2"/>
      <text:p text:style-name="P2">I've done some research and found a laptop that would be perfect:</text:p>
      <text:p text:style-name="P4"/>
      <text:p text:style-name="P7">📱 Lenovo Yoga 7 14" 2-in-1</text:p>
      <text:p text:style-name="P7">AMD Ryzen AI 7 350 Processor</text:p>
      <text:p text:style-name="P7">Amazon: $817.98, from the manufacturer (new, not remanufactured)</text:p>
      <text:p text:style-name="P4"/>
      <text:p text:style-name="P6">✨ WHY THIS SPECIFIC MODEL WOULD BE PERFECT:</text:p>
      <text:p text:style-name="P4"/>
      <text:p text:style-name="P3">✓ 2-in-1 convertible with touchscreen</text:p>
      <text:p text:style-name="P3">→ Flexible for different uses, can fold into tablet mode</text:p>
      <text:p text:style-name="P4"/>
      <text:p text:style-name="P3">✓ Fingerprint reader for security</text:p>
      <text:p text:style-name="P3">→ Important for the financial API work I'm doing</text:p>
      <text:p text:style-name="P4"/>
      <text:p text:style-name="P3">✓ HDMI port (critical!)</text:p>
      <text:p text:style-name="P3">→ I need this to connect to my 60" TV for larger display when coding</text:p>
      <text:p text:style-name="P4"/>
      <text:p text:style-name="P3"><text:soft-page-break/>✓ Multiple USB ports for peripherals</text:p>
      <text:p text:style-name="P3">→ Keyboard, mouse, external drives, etc.</text:p>
      <text:p text:style-name="P4"/>
      <text:p text:style-name="P3">✓ 1TB internal storage</text:p>
      <text:p text:style-name="P3">→ Plenty of room for my projects and data</text:p>
      <text:p text:style-name="P4"/>
      <text:p text:style-name="P3">✓ AMD processor with AI capabilities built in (50 TOPS NPU)</text:p>
      <text:p text:style-name="P3">→ Helps with the development work I'm doing, can run local AI models</text:p>
      <text:p text:style-name="P4"/>
      <text:p text:style-name="P2">I know it's more than a typical gift, but it would make a huge difference for the work I'm doing. I'm on SSI so big purchases like this aren't easy for me to swing on my own.</text:p>
      <text:p text:style-name="P4"/>
      <text:p text:style-name="P2">If this works for you both, I can send you the Best Buy link. No pressure at all — I completely understand if it's outside the budget. Just thought I'd ask!</text:p>
      <text:p text:style-name="P4"/>
      <text:p text:style-name="P4"/>
      <text:p text:style-name="P2">Love you both,</text:p>
      <text:p text:style-name="P2">WJ</text:p>
      <text:p text:style-name="P4"/>
      <text:p text:style-name="P4"/>
      <text:p text:style-name="P1">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4"/>
      <text:p text:style-name="P4"/>
      <text:p text:style-name="P6">🔧 FOR MARC: TECHNICAL DETAILS</text:p>
      <text:p text:style-name="P4"/>
      <text:p text:style-name="P2">Hey Marc - since you're a computer scientist, I figured you'd want the technical justification for this specific model. Here's what I'm working on and why this laptop fits:</text:p>
      <text:p text:style-name="P4"/>
      <text:p text:style-name="P6">📊 PROJECT OVERVIEW: "Sentinel Corporation"</text:p>
      <text:p text:style-name="P4"/>
      <text:p text:style-name="P2">I've built an automated stock trading system that uses multiple AI models (GPT-4o, GPT-4o-mini, GPT-5, Perplexity) to analyze markets and generate trading decisions.</text:p>
      <text:p text:style-name="P4"><text:soft-page-break/></text:p>
      <text:p text:style-name="P2">Architecture: Simulated corporate structure with departments (Research, Risk, Compliance, Trading, etc.) that communicate via message passing.</text:p>
      <text:p text:style-name="P4"/>
      <text:p text:style-name="P6">⚙️ CURRENT SYSTEM REQUIREMENTS</text:p>
      <text:p text:style-name="P4"/>
      <text:p text:style-name="P3">• Real-time market data processing (Alpaca API integration)</text:p>
      <text:p text:style-name="P3">• Multiple concurrent AI API calls (OpenAI, Perplexity)</text:p>
      <text:p text:style-name="P3">• SQLite database operations</text:p>
      <text:p text:style-name="P3">• Complex portfolio optimization algorithms</text:p>
      <text:p text:style-name="P3">• File I/O for caching and message passing between "departments"</text:p>
      <text:p text:style-name="P3">• Git version control for 50+ Python files</text:p>
      <text:p text:style-name="P4"/>
      <text:p text:style-name="P6">💻 WHY THIS SPECIFIC LAPTOP</text:p>
      <text:p text:style-name="P4"/>
      <text:p text:style-name="Normal"><text:span text:style-name="Bold"><text:span text:style-name="T1">1️⃣ AMD Ryzen AI 7 350 Processor (50 TOPS NPU)</text:span></text:span></text:p>
      <text:p text:style-name="P3">✦ Built-in Neural Processing Unit for local AI inference</text:p>
      <text:p text:style-name="P3">✦ Run smaller language models locally vs. cloud APIs only</text:p>
      <text:p text:style-name="P3">✦ Reduces monthly costs (currently $10-20/month on OpenAI)</text:p>
      <text:p text:style-name="P3">✦ Enables offline development and testing with local LLMs</text:p>
      <text:p text:style-name="P4"/>
      <text:p text:style-name="Normal"><text:span text:style-name="Bold"><text:span text:style-name="T1">2️⃣ 1TB Storage</text:span></text:span></text:p>
      <text:p text:style-name="P3">✦ Current codebase: ~2GB with cache/logs</text:p>
      <text:p text:style-name="P3">✦ Market data cache grows 10-50MB per trading day</text:p>
      <text:p text:style-name="P3">✦ Room for backtest data and historical analysis</text:p>
      <text:p text:style-name="P3">✦ Space for local model weights (7B-13B param models = 4-8GB each)</text:p>
      <text:p text:style-name="P4"/>
      <text:p text:style-name="Normal"><text:span text:style-name="Bold"><text:span text:style-name="T1">3️⃣ HDMI Output (Essential!)</text:span></text:span></text:p>
      <text:p text:style-name="P3">✦ Connect to 60" TV as extended display</text:p>
      <text:p text:style-name="P3">✦ Multiple windows: code editor, terminal, logs, market data, DB viewer</text:p>
      <text:p text:style-name="P3">✦ Current workflow needs 2-3 monitors worth of real estate</text:p>
      <text:p text:style-name="P4"/>
      <text:p text:style-name="Normal"><text:soft-page-break/><text:span text:style-name="Bold"><text:span text:style-name="T1">4️⃣ 2-in-1 Touchscreen</text:span></text:span></text:p>
      <text:p text:style-name="P3">✦ Tablet mode for reviewing logs and trading reports away from desk</text:p>
      <text:p text:style-name="P3">✦ Touchscreen for quick navigation through large log files</text:p>
      <text:p text:style-name="P4"/>
      <text:p text:style-name="Normal"><text:span text:style-name="Bold"><text:span text:style-name="T1">5️⃣ Build Quality &amp; Portability</text:span></text:span></text:p>
      <text:p text:style-name="P3">✦ Lenovo Yoga line is solid for development work</text:p>
      <text:p text:style-name="P3">✦ 14" hits sweet spot: portability vs. screen space</text:p>
      <text:p text:style-name="P3">✦ AMD battery life &gt; Intel for unplugged coding sessions</text:p>
      <text:p text:style-name="P4"/>
      <text:p text:style-name="P6">🔒 PROBATION REQUIREMENTS</text:p>
      <text:p text:style-name="P4"/>
      <text:p text:style-name="P2">Important context - I'm on probation and required to document my location/activities.</text:p>
      <text:p text:style-name="P4"/>
      <text:p text:style-name="P2">This laptop would:</text:p>
      <text:p text:style-name="P3">✓ Let me work from different locations (library, coffee shop) while compliant</text:p>
      <text:p text:style-name="P3">✓ Built-in fingerprint reader = security for financial API credentials</text:p>
      <text:p text:style-name="P3">✓ Portable enough to take to probation meetings to show my work</text:p>
      <text:p text:style-name="P4"/>
      <text:p text:style-name="P6">💰 CURRENT COST OPTIMIZATION</text:p>
      <text:p text:style-name="P4"/>
      <text:p text:style-name="P2">Recently optimized because GPT-5 was costing $30-50 per run (unsustainable on SSI).</text:p>
      <text:p text:style-name="P4"/>
      <text:p text:style-name="P2">Current setup:</text:p>
      <text:p text:style-name="P3">• Switched default to GPT-4o-mini → $0.50 per run</text:p>
      <text:p text:style-name="P3">• Monthly AI costs: $10-20 (affordable on SSI)</text:p>
      <text:p text:style-name="P3">• NPU would offload analysis to local models → further reduce cloud API costs</text:p>
      <text:p text:style-name="P4"/>
      <text:p text:style-name="P6">🛠️ DEVELOPMENT WORKFLOW</text:p>
      <text:p text:style-name="P4"/>
      <text:p text:style-name="P3">Python 3.11+ with virtual environment</text:p>
      <text:p text:style-name="P3">Git version control (GitHub repo)</text:p>
      <text:p text:style-name="P3">VS Code / PyCharm for IDE</text:p>
      <text:p text:style-name="P3"><text:soft-page-break/>SQLite for persistence</text:p>
      <text:p text:style-name="P3">Multiple concurrent processes (department simulation)</text:p>
      <text:p text:style-name="P3">Real-time API integrations (Alpaca trading, market data)</text:p>
      <text:p text:style-name="P4"/>
      <text:p text:style-name="P4"/>
      <text:p text:style-name="P2">This isn't just "nice to have" - my current machine is genuinely struggling with the concurrent API calls and data processing. The system has grown way beyond what I initially planned, and I need hardware that can keep up.</text:p>
      <text:p text:style-name="P4"/>
      <text:p text:style-name="P2">Let me know if you want to see the codebase or have any technical questions about the architecture!</text:p>
      <text:p text:style-name="P4"/>
      <text:p text:style-name="P2">Thanks again!</text:p>
      <text:p text:style-name="P2"/>
      <text:p text:style-name="P2">B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text-properties fo:color="#2e86ab" fo:font-size="14pt" fo:font-weight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next-style-name="Subtitle" style:class="chapter">
      <style:paragraph-properties fo:text-align="center" style:justify-single-word="false"/>
      <style:text-properties fo:font-size="16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x" style:family="paragraph">
      <style:paragraph-properties fo:background-color="#e8f4f8" fo:padding="0.1in" fo:border="0.0201in solid #2e86ab">
        <style:background-image/>
      </style:paragraph-properties>
      <style:text-properties fo:font-size="11pt"/>
    </style:style>
    <style:style style:name="Bullet" style:family="paragraph">
      <style:paragraph-properties fo:margin-left="0.3in" fo:margin-right="0in" fo:text-indent="0in" style:auto-text-indent="false"/>
    </style:style>
    <style:style style:name="Divider" style:family="paragraph">
      <style:paragraph-properties fo:text-align="center" style:justify-single-word="false" fo:padding="0in" fo:border-left="none" fo:border-right="none" fo:border-top="none" fo:border-bottom="0.0201in solid #999999"/>
    </style:style>
    <style:style style:name="Normal" style:family="paragraph">
      <style:text-properties fo:font-size="11pt"/>
    </style:style>
    <style:style style:name="Bold" style:family="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11-24T16:07:12.98</dc:date>
    <dc:creator>William Cornelius</dc:creator>
    <meta:editing-duration>PT3H2M31S</meta:editing-duration>
    <meta:editing-cycles>2</meta:editing-cycles>
    <meta:document-statistic meta:table-count="0" meta:image-count="0" meta:object-count="0" meta:page-count="5" meta:paragraph-count="84" meta:word-count="832" meta:character-count="4999"/>
  </office:meta>
</office:document-meta>
</file>